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87.9pt"/>
    </style:style>
    <style:style style:name="co3" style:family="table-column">
      <style:table-column-properties fo:break-before="auto" style:column-width="5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al data 2" table:style-name="ta1">
        <table:shapes>
          <draw:frame draw:z-index="0" draw:style-name="gr1" draw:text-style-name="P1" svg:width="701.89pt" svg:height="255.26pt" svg:x="322.1pt" svg:y="44.42pt">
            <draw:object draw:notify-on-update-of-ranges="'cal data 2'.C1:'cal data 2'.C1 'cal data 2'.C2:'cal data 2'.C37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lenoid_time_us</text:p>
          </table:table-cell>
          <table:table-cell office:value-type="string" calcext:value-type="string">
            <text:p>voltage_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2" calcext:value-type="float">
            <text:p>250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9" calcext:value-type="float">
            <text:p>2709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24" calcext:value-type="float">
            <text:p>282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84" calcext:value-type="float">
            <text:p>288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11" calcext:value-type="float">
            <text:p>2911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19" calcext:value-type="float">
            <text:p>2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19" calcext:value-type="float">
            <text:p>2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19" calcext:value-type="float">
            <text:p>291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19" calcext:value-type="float">
            <text:p>291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2" calcext:value-type="float">
            <text:p>261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8" calcext:value-type="float">
            <text:p>262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4" calcext:value-type="float">
            <text:p>2634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7" calcext:value-type="float">
            <text:p>2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8" calcext:value-type="float">
            <text:p>263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4" calcext:value-type="float">
            <text:p>2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5" calcext:value-type="float">
            <text:p>2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5" calcext:value-type="float">
            <text:p>264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5" calcext:value-type="float">
            <text:p>264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00" calcext:value-type="float">
            <text:p>290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86" calcext:value-type="float">
            <text:p>2986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29" calcext:value-type="float">
            <text:p>3029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8" calcext:value-type="float">
            <text:p>3058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9" calcext:value-type="float">
            <text:p>307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86" calcext:value-type="float">
            <text:p>308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89" calcext:value-type="float">
            <text:p>3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89" calcext:value-type="float">
            <text:p>3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89" calcext:value-type="float">
            <text:p>3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89" calcext:value-type="float">
            <text:p>308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0" calcext:value-type="float">
            <text:p>2300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84" calcext:value-type="float">
            <text:p>248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84" calcext:value-type="float">
            <text:p>2584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49" calcext:value-type="float">
            <text:p>264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82" calcext:value-type="float">
            <text:p>268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3" calcext:value-type="float">
            <text:p>2703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19" calcext:value-type="float">
            <text:p>271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22" calcext:value-type="float">
            <text:p>272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29" calcext:value-type="float">
            <text:p>2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29" calcext:value-type="float">
            <text:p>272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29" calcext:value-type="float">
            <text:p>242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3" calcext:value-type="float">
            <text:p>249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42" calcext:value-type="float">
            <text:p>254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56" calcext:value-type="float">
            <text:p>2556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77" calcext:value-type="float">
            <text:p>2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77" calcext:value-type="float">
            <text:p>257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83" calcext:value-type="float">
            <text:p>2583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83" calcext:value-type="float">
            <text:p>2583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90" calcext:value-type="float">
            <text:p>2590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00" calcext:value-type="float">
            <text:p>3300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00" calcext:value-type="float">
            <text:p>3300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00" calcext:value-type="float">
            <text:p>3300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00" calcext:value-type="float">
            <text:p>330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00" calcext:value-type="float">
            <text:p>3300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00" calcext:value-type="float">
            <text:p>330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00" calcext:value-type="float">
            <text:p>3300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00" calcext:value-type="float">
            <text:p>3300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00" calcext:value-type="float">
            <text:p>3300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00" calcext:value-type="float">
            <text:p>330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00" calcext:value-type="float">
            <text:p>350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00" calcext:value-type="float">
            <text:p>3500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00" calcext:value-type="float">
            <text:p>350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00" calcext:value-type="float">
            <text:p>3500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00" calcext:value-type="float">
            <text:p>3500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00" calcext:value-type="float">
            <text:p>3500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00" calcext:value-type="float">
            <text:p>3500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00" calcext:value-type="float">
            <text:p>3500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00" calcext:value-type="float">
            <text:p>350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00" calcext:value-type="float">
            <text:p>3500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00" calcext:value-type="float">
            <text:p>4200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00" calcext:value-type="float">
            <text:p>4200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00" calcext:value-type="float">
            <text:p>4200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00" calcext:value-type="float">
            <text:p>4200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00" calcext:value-type="float">
            <text:p>420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00" calcext:value-type="float">
            <text:p>4200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00" calcext:value-type="float">
            <text:p>420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00" calcext:value-type="float">
            <text:p>420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00" calcext:value-type="float">
            <text:p>420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00" calcext:value-type="float">
            <text:p>4200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00" calcext:value-type="float">
            <text:p>2800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00" calcext:value-type="float">
            <text:p>2800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00" calcext:value-type="float">
            <text:p>2800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00" calcext:value-type="float">
            <text:p>2800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00" calcext:value-type="float">
            <text:p>2800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00" calcext:value-type="float">
            <text:p>2800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00" calcext:value-type="float">
            <text:p>2800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00" calcext:value-type="float">
            <text:p>2800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00" calcext:value-type="float">
            <text:p>2800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00" calcext:value-type="float">
            <text:p>2800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00" calcext:value-type="float">
            <text:p>2800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00" calcext:value-type="float">
            <text:p>280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00" calcext:value-type="float">
            <text:p>280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00" calcext:value-type="float">
            <text:p>280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00" calcext:value-type="float">
            <text:p>280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00" calcext:value-type="float">
            <text:p>280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00" calcext:value-type="float">
            <text:p>280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00" calcext:value-type="float">
            <text:p>280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00" calcext:value-type="float">
            <text:p>280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00" calcext:value-type="float">
            <text:p>280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00" calcext:value-type="float">
            <text:p>2900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13" calcext:value-type="float">
            <text:p>2913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41" calcext:value-type="float">
            <text:p>294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55" calcext:value-type="float">
            <text:p>295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60" calcext:value-type="float">
            <text:p>2960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68" calcext:value-type="float">
            <text:p>296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74" calcext:value-type="float">
            <text:p>2974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74" calcext:value-type="float">
            <text:p>2974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74" calcext:value-type="float">
            <text:p>2974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77" calcext:value-type="float">
            <text:p>297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00" calcext:value-type="float">
            <text:p>260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00" calcext:value-type="float">
            <text:p>2600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00" calcext:value-type="float">
            <text:p>2600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00" calcext:value-type="float">
            <text:p>2600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00" calcext:value-type="float">
            <text:p>2600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00" calcext:value-type="float">
            <text:p>260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00" calcext:value-type="float">
            <text:p>2600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00" calcext:value-type="float">
            <text:p>260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00" calcext:value-type="float">
            <text:p>260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00" calcext:value-type="float">
            <text:p>260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50" calcext:value-type="float">
            <text:p>255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30" calcext:value-type="float">
            <text:p>273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79" calcext:value-type="float">
            <text:p>287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97" calcext:value-type="float">
            <text:p>2997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82" calcext:value-type="float">
            <text:p>308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07" calcext:value-type="float">
            <text:p>3107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42" calcext:value-type="float">
            <text:p>3142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80" calcext:value-type="float">
            <text:p>3180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80" calcext:value-type="float">
            <text:p>3180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93" calcext:value-type="float">
            <text:p>3193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00" calcext:value-type="float">
            <text:p>3300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00" calcext:value-type="float">
            <text:p>3300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00" calcext:value-type="float">
            <text:p>330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00" calcext:value-type="float">
            <text:p>330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00" calcext:value-type="float">
            <text:p>330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00" calcext:value-type="float">
            <text:p>330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00" calcext:value-type="float">
            <text:p>330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00" calcext:value-type="float">
            <text:p>330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00" calcext:value-type="float">
            <text:p>330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00" calcext:value-type="float">
            <text:p>330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0" calcext:value-type="float">
            <text:p>350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0" calcext:value-type="float">
            <text:p>350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0" calcext:value-type="float">
            <text:p>350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0" calcext:value-type="float">
            <text:p>350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0" calcext:value-type="float">
            <text:p>3500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0" calcext:value-type="float">
            <text:p>350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0" calcext:value-type="float">
            <text:p>350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0" calcext:value-type="float">
            <text:p>350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0" calcext:value-type="float">
            <text:p>350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0" calcext:value-type="float">
            <text:p>3500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00" calcext:value-type="float">
            <text:p>2200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00" calcext:value-type="float">
            <text:p>2200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00" calcext:value-type="float">
            <text:p>2200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00" calcext:value-type="float">
            <text:p>2200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00" calcext:value-type="float">
            <text:p>2200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00" calcext:value-type="float">
            <text:p>2200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00" calcext:value-type="float">
            <text:p>2200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00" calcext:value-type="float">
            <text:p>2200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00" calcext:value-type="float">
            <text:p>2200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00" calcext:value-type="float">
            <text:p>2200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00" calcext:value-type="float">
            <text:p>2300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00" calcext:value-type="float">
            <text:p>2300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00" calcext:value-type="float">
            <text:p>2300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00" calcext:value-type="float">
            <text:p>2300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00" calcext:value-type="float">
            <text:p>2300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00" calcext:value-type="float">
            <text:p>230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00" calcext:value-type="float">
            <text:p>2300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00" calcext:value-type="float">
            <text:p>2300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00" calcext:value-type="float">
            <text:p>2300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00" calcext:value-type="float">
            <text:p>2300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" calcext:value-type="float">
            <text:p>2300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" calcext:value-type="float">
            <text:p>2300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" calcext:value-type="float">
            <text:p>2300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" calcext:value-type="float">
            <text:p>2300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" calcext:value-type="float">
            <text:p>2300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" calcext:value-type="float">
            <text:p>2300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" calcext:value-type="float">
            <text:p>2300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" calcext:value-type="float">
            <text:p>2300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" calcext:value-type="float">
            <text:p>2300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" calcext:value-type="float">
            <text:p>2300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00" calcext:value-type="float">
            <text:p>3700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00" calcext:value-type="float">
            <text:p>3700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00" calcext:value-type="float">
            <text:p>3700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00" calcext:value-type="float">
            <text:p>3700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00" calcext:value-type="float">
            <text:p>3700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00" calcext:value-type="float">
            <text:p>3700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00" calcext:value-type="float">
            <text:p>3700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00" calcext:value-type="float">
            <text:p>3700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00" calcext:value-type="float">
            <text:p>3700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00" calcext:value-type="float">
            <text:p>3700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00" calcext:value-type="float">
            <text:p>4500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00" calcext:value-type="float">
            <text:p>4500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00" calcext:value-type="float">
            <text:p>4500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00" calcext:value-type="float">
            <text:p>4500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00" calcext:value-type="float">
            <text:p>4500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00" calcext:value-type="float">
            <text:p>4500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00" calcext:value-type="float">
            <text:p>4500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00" calcext:value-type="float">
            <text:p>4500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00" calcext:value-type="float">
            <text:p>4500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00" calcext:value-type="float">
            <text:p>4500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00" calcext:value-type="float">
            <text:p>6000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00" calcext:value-type="float">
            <text:p>600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00" calcext:value-type="float">
            <text:p>600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00" calcext:value-type="float">
            <text:p>6000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00" calcext:value-type="float">
            <text:p>6000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00" calcext:value-type="float">
            <text:p>6000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00" calcext:value-type="float">
            <text:p>6000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00" calcext:value-type="float">
            <text:p>6000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00" calcext:value-type="float">
            <text:p>600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00" calcext:value-type="float">
            <text:p>6000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00" calcext:value-type="float">
            <text:p>4000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00" calcext:value-type="float">
            <text:p>4000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00" calcext:value-type="float">
            <text:p>4000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00" calcext:value-type="float">
            <text:p>4000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00" calcext:value-type="float">
            <text:p>4000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00" calcext:value-type="float">
            <text:p>4000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00" calcext:value-type="float">
            <text:p>4000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00" calcext:value-type="float">
            <text:p>4000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00" calcext:value-type="float">
            <text:p>4000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00" calcext:value-type="float">
            <text:p>4000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00" calcext:value-type="float">
            <text:p>4000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00" calcext:value-type="float">
            <text:p>4000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00" calcext:value-type="float">
            <text:p>4000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00" calcext:value-type="float">
            <text:p>4000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00" calcext:value-type="float">
            <text:p>4000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00" calcext:value-type="float">
            <text:p>4000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00" calcext:value-type="float">
            <text:p>4000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00" calcext:value-type="float">
            <text:p>4000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00" calcext:value-type="float">
            <text:p>4000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00" calcext:value-type="float">
            <text:p>4000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00" calcext:value-type="float">
            <text:p>4000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00" calcext:value-type="float">
            <text:p>4000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00" calcext:value-type="float">
            <text:p>4000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00" calcext:value-type="float">
            <text:p>4000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00" calcext:value-type="float">
            <text:p>4000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00" calcext:value-type="float">
            <text:p>4000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00" calcext:value-type="float">
            <text:p>4000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00" calcext:value-type="float">
            <text:p>4000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00" calcext:value-type="float">
            <text:p>4000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00" calcext:value-type="float">
            <text:p>4000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00" calcext:value-type="float">
            <text:p>3500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00" calcext:value-type="float">
            <text:p>3500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00" calcext:value-type="float">
            <text:p>3500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00" calcext:value-type="float">
            <text:p>350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00" calcext:value-type="float">
            <text:p>3500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00" calcext:value-type="float">
            <text:p>3500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00" calcext:value-type="float">
            <text:p>3500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00" calcext:value-type="float">
            <text:p>3500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00" calcext:value-type="float">
            <text:p>3500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00" calcext:value-type="float">
            <text:p>3500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" calcext:value-type="float">
            <text:p>3000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" calcext:value-type="float">
            <text:p>3000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" calcext:value-type="float">
            <text:p>3000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" calcext:value-type="float">
            <text:p>300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" calcext:value-type="float">
            <text:p>3000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" calcext:value-type="float">
            <text:p>3000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" calcext:value-type="float">
            <text:p>300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" calcext:value-type="float">
            <text:p>3000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" calcext:value-type="float">
            <text:p>3000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" calcext:value-type="float">
            <text:p>3000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00" calcext:value-type="float">
            <text:p>350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00" calcext:value-type="float">
            <text:p>3500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00" calcext:value-type="float">
            <text:p>3500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00" calcext:value-type="float">
            <text:p>3500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00" calcext:value-type="float">
            <text:p>3500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00" calcext:value-type="float">
            <text:p>3500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00" calcext:value-type="float">
            <text:p>3500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00" calcext:value-type="float">
            <text:p>3500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00" calcext:value-type="float">
            <text:p>3500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00" calcext:value-type="float">
            <text:p>3500</text:p>
          </table:table-cell>
          <table:table-cell office:value-type="float" office:value="2.15" calcext:value-type="float">
            <text:p>2.15</text:p>
          </table:table-cell>
        </table:table-row>
      </table:table>
      <table:named-expressions/>
      <table:database-ranges>
        <table:database-range table:name="__Anonymous_Sheet_DB__0" table:target-range-address="'cal data 2'.A1:'cal data 2'.C37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7T21:16:38.849000000</dc:date>
    <meta:editing-duration>PT54M29S</meta:editing-duration>
    <meta:editing-cycles>1</meta:editing-cycles>
    <meta:document-statistic meta:table-count="1" meta:cell-count="1113" meta:object-count="1"/>
    <meta:generator>LibreOffice/4.4.7.2$Windows_x86 LibreOffice_project/f3153a8b245191196a4b6b9abd1d0da16eead60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762cm" svg:height="9.006cm" xlink:href=".." xlink:type="simple" chart:class="chart:line" chart:style-name="ch1">
        <chart:legend chart:legend-position="end" svg:x="22.525cm" svg:y="4.204cm" style:legend-expansion="high" chart:style-name="ch2"/>
        <chart:plot-area chart:style-name="ch3" table:cell-range-address="'cal data 2'.C1:'cal data 2'.C371" chart:data-source-has-labels="row" svg:x="0.495cm" svg:y="0.18cm" svg:width="21.535cm" svg:height="8.646cm">
          <chartooo:coordinate-region svg:x="1.222cm" svg:y="0.301cm" svg:width="20.808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al data 2'.C2:'cal data 2'.C371" chart:label-cell-address="'cal data 2'.C1:'cal data 2'.C1" chart:class="chart:line">
            <chart:data-point chart:repeated="3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_V</text:p>
                <draw:g>
                  <svg:desc>'cal data 2'.C1:'cal data 2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">
                <text:p>0.39</text:p>
                <draw:g>
                  <svg:desc>'cal data 2'.C2:'cal data 2'.C3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15">
                <text:p>2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